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47c0c" officeooo:paragraph-rsid="00047c0c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344d4" officeooo:paragraph-rsid="000344d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20pt" fo:font-weight="bold" officeooo:rsid="000344d4" officeooo:paragraph-rsid="000344d4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Liberation Sans" officeooo:rsid="00047c0c" officeooo:paragraph-rsid="00047c0c"/>
    </style:style>
    <style:style style:name="P5" style:family="paragraph" style:parent-style-name="Standard">
      <style:text-properties style:font-name="Liberation Sans" fo:font-size="12pt" officeooo:rsid="000589b6" officeooo:paragraph-rsid="000589b6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00589b6" style:font-size-asian="12pt" style:font-size-complex="12pt"/>
    </style:style>
    <style:style style:name="P7" style:family="paragraph" style:parent-style-name="Standard">
      <style:text-properties style:font-name="Liberation Sans" fo:font-size="12pt" officeooo:rsid="00047c0c" officeooo:paragraph-rsid="00047c0c" style:font-size-asian="12pt" style:font-size-complex="12pt"/>
    </style:style>
    <style:style style:name="P8" style:family="paragraph" style:parent-style-name="Standard">
      <style:text-properties style:font-name="Liberation Sans" fo:font-size="12pt" officeooo:rsid="00047c0c" officeooo:paragraph-rsid="000790df" style:font-size-asian="12pt" style:font-size-complex="12pt"/>
    </style:style>
    <style:style style:name="P9" style:family="paragraph" style:parent-style-name="Standard">
      <style:text-properties style:font-name="Liberation Sans" fo:font-size="12pt" officeooo:rsid="00047c0c" officeooo:paragraph-rsid="00080870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0790df" style:font-size-asian="12pt" style:font-size-complex="12pt"/>
    </style:style>
    <style:style style:name="P11" style:family="paragraph" style:parent-style-name="Standard">
      <style:text-properties style:font-name="Liberation Sans" fo:font-size="12pt" officeooo:rsid="000790df" officeooo:paragraph-rsid="000790df" style:font-size-asian="12pt" style:font-size-complex="12pt"/>
    </style:style>
    <style:style style:name="P12" style:family="paragraph" style:parent-style-name="Standard">
      <style:text-properties style:font-name="Liberation Sans" fo:font-size="12pt" officeooo:rsid="00080870" officeooo:paragraph-rsid="00080870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0080870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26pt" fo:font-weight="bold" officeooo:rsid="000344d4" officeooo:paragraph-rsid="000344d4" style:font-size-asian="26pt" style:font-weight-asian="bold" style:font-size-complex="26pt" style:font-weight-complex="bold"/>
    </style:style>
    <style:style style:name="P15" style:family="paragraph" style:parent-style-name="Standard">
      <style:text-properties style:font-name="Liberation Sans" fo:font-size="13pt" style:text-underline-style="solid" style:text-underline-width="auto" style:text-underline-color="font-color" fo:font-weight="bold" officeooo:rsid="000589b6" officeooo:paragraph-rsid="000589b6" style:font-size-asian="13pt" style:font-weight-asian="bold" style:font-size-complex="13pt" style:font-weight-complex="bold"/>
    </style:style>
    <style:style style:name="P16" style:family="paragraph" style:parent-style-name="Standard">
      <style:text-properties officeooo:paragraph-rsid="000589b6"/>
    </style:style>
    <style:style style:name="P17" style:family="paragraph" style:parent-style-name="Default">
      <style:text-properties style:font-name="Liberation Sans" fo:font-size="12pt" style:font-size-asian="12pt" style:font-size-complex="12pt"/>
    </style:style>
    <style:style style:name="P18" style:family="paragraph" style:parent-style-name="Default">
      <style:text-properties style:font-name="Liberation Sans" fo:font-size="12pt" officeooo:rsid="00047c0c" officeooo:paragraph-rsid="000790df" style:font-size-asian="12pt" style:font-size-complex="12pt"/>
    </style:style>
    <style:style style:name="P19" style:family="paragraph" style:parent-style-name="Default">
      <style:paragraph-properties fo:margin-top="0cm" fo:margin-bottom="0cm" loext:contextual-spacing="false"/>
      <style:text-properties style:font-name="Liberation Sans" fo:font-size="12pt" style:font-size-asian="12pt" style:font-size-complex="12pt"/>
    </style:style>
    <style:style style:name="P20" style:family="paragraph" style:parent-style-name="Default">
      <style:paragraph-properties fo:margin-top="0cm" fo:margin-bottom="0cm" loext:contextual-spacing="false"/>
      <style:text-properties style:font-name="Liberation Sans" fo:font-size="12pt" officeooo:paragraph-rsid="00080870" style:font-size-asian="12pt" style:font-size-complex="12pt"/>
    </style:style>
    <style:style style:name="P21" style:family="paragraph" style:parent-style-name="Default">
      <style:paragraph-properties fo:margin-top="0cm" fo:margin-bottom="0cm" loext:contextual-spacing="false"/>
      <style:text-properties style:font-name="Liberation Sans" fo:font-size="12pt" officeooo:rsid="00080870" officeooo:paragraph-rsid="00080870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style:font-name="Liberation Sans" fo:font-size="12pt" officeooo:rsid="00080870" officeooo:paragraph-rsid="00080870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font-name="Liberation Sans" fo:font-size="12pt" officeooo:paragraph-rsid="00080870" style:font-size-asian="12pt" style:font-size-complex="12pt"/>
    </style:style>
    <style:style style:name="P2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style:font-size-asian="12pt" style:font-size-complex="12pt"/>
    </style:style>
    <style:style style:name="P2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officeooo:paragraph-rsid="00080870" style:font-size-asian="12pt" style:font-size-complex="12pt"/>
    </style:style>
    <style:style style:name="P2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officeooo:rsid="00080870" officeooo:paragraph-rsid="00080870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officeooo:rsid="00080870" officeooo:paragraph-rsid="00080870" style:font-size-asian="12pt" style:font-size-complex="12pt"/>
    </style:style>
    <style:style style:name="P28" style:family="paragraph" style:parent-style-name="Default" style:list-style-name="L1">
      <style:paragraph-properties fo:margin-top="0cm" fo:margin-bottom="0.09cm" loext:contextual-spacing="false"/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P29" style:family="paragraph" style:parent-style-name="Default" style:list-style-name="L2">
      <style:paragraph-properties fo:margin-top="0cm" fo:margin-bottom="0.09cm" loext:contextual-spacing="false"/>
      <style:text-properties style:font-name="Liberation Sans" fo:font-size="12pt" style:font-size-asian="12pt" style:font-size-complex="12pt"/>
    </style:style>
    <style:style style:name="P30" style:family="paragraph" style:parent-style-name="Default" style:list-style-name="L1">
      <style:paragraph-properties fo:margin-top="0cm" fo:margin-bottom="0cm" loext:contextual-spacing="false"/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P31" style:family="paragraph" style:parent-style-name="Default" style:list-style-name="L2">
      <style:paragraph-properties fo:margin-top="0cm" fo:margin-bottom="0cm" loext:contextual-spacing="false"/>
      <style:text-properties style:font-name="Liberation Sans" fo:font-size="12pt" style:font-size-asian="12pt" style:font-size-complex="12pt"/>
    </style:style>
    <style:style style:name="P32" style:family="paragraph" style:parent-style-name="Default" style:list-style-name="L3">
      <style:paragraph-properties fo:margin-top="0cm" fo:margin-bottom="0cm" loext:contextual-spacing="false"/>
      <style:text-properties style:font-name="Liberation Sans" fo:font-size="12pt" style:font-size-asian="12pt" style:font-size-complex="12pt"/>
    </style:style>
    <style:style style:name="P33" style:family="paragraph" style:parent-style-name="Default" style:list-style-name="L4">
      <style:paragraph-properties fo:margin-top="0cm" fo:margin-bottom="0cm" loext:contextual-spacing="false"/>
      <style:text-properties style:font-name="Liberation Sans" fo:font-size="12pt" style:font-size-asian="12pt" style:font-size-complex="12pt"/>
    </style:style>
    <style:style style:name="P34" style:family="paragraph" style:parent-style-name="Default" style:list-style-name="L4">
      <style:paragraph-properties fo:margin-top="0cm" fo:margin-bottom="0.086cm" loext:contextual-spacing="false"/>
      <style:text-properties style:font-name="Liberation Sans" fo:font-size="12pt" style:font-size-asian="12pt" style:font-size-complex="12pt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0589b6" style:font-size-asian="12pt" style:font-size-complex="12pt"/>
    </style:style>
    <style:style style:name="T3" style:family="text">
      <style:text-properties officeooo:rsid="000790df"/>
    </style:style>
    <style:style style:name="T4" style:family="text">
      <style:text-properties officeooo:rsid="000589b6"/>
    </style:style>
    <style:style style:name="T5" style:family="text">
      <style:text-properties officeooo:rsid="00080870"/>
    </style:style>
    <style:style style:name="T6" style:family="text">
      <style:text-properties officeooo:rsid="000d1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abajo Practico N°1</text:p>
      <text:p text:style-name="P2"/>
      <text:p text:style-name="P2"/>
      <text:p text:style-name="P2"/>
      <text:p text:style-name="P2">UADER</text:p>
      <text:p text:style-name="P2"/>
      <text:p text:style-name="P2"/>
      <text:p text:style-name="P2"/>
      <text:p text:style-name="P2">Facultad de Ciencia y <text:span text:style-name="T6">Tecnología</text:span></text:p>
      <text:p text:style-name="P2"/>
      <text:p text:style-name="P2"/>
      <text:p text:style-name="P2"/>
      <text:p text:style-name="P2">Bases de Datos Avanzadas</text:p>
      <text:p text:style-name="P2"/>
      <text:p text:style-name="P2"/>
      <text:p text:style-name="P2"/>
      <text:p text:style-name="P2">Tema: Bases de Datos Activas</text:p>
      <text:p text:style-name="P2"/>
      <text:p text:style-name="P2"/>
      <text:p text:style-name="P2"/>
      <text:p text:style-name="P2">Integrantes: Dreher Francisco, Trillo Julio y Trossero Gabrie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echa de Entrega: 24/05/2019</text:p>
      <text:p text:style-name="P15"><text:soft-page-break/>Consignas:</text:p>
      <text:p text:style-name="P5"/>
      <text:p text:style-name="P6"><text:span text:style-name="T4">2d) <text:s/></text:span>El esquema deberá contener además una vista denominada vsocios formada por los titulares y los socios provenientes del grupo familiar con los atributos necesarios para poder constatar si son titulares o adherentes y los adherentes información del nombre del titular. <text:s/></text:p>
      <text:p text:style-name="P6"/>
      <text:p text:style-name="P16"><text:span text:style-name="T1"><text:tab/></text:span><text:a xlink:type="simple" xlink:href="../2d.txt" text:style-name="Internet_20_link" text:visited-style-name="Visited_20_Internet_20_Link"><text:span text:style-name="T2">Script 2d</text:span></text:a></text:p>
      <text:p text:style-name="P5"/>
      <text:p text:style-name="P7"/>
      <text:p text:style-name="P7"/>
      <text:p text:style-name="P10"><text:span text:style-name="T3">2h) </text:span>Realizar un stored procedure que dado un cuil de un empleado retorne el subárbol del organigrama correspondiente partiendo del empleado dado. </text:p>
      <text:p text:style-name="P10"/>
      <text:p text:style-name="P7"><text:tab/><text:a xlink:type="simple" xlink:href="../2h.txt" text:style-name="Internet_20_link" text:visited-style-name="Visited_20_Internet_20_Link"><text:span text:style-name="T3">Script 2h</text:span></text:a></text:p>
      <text:p text:style-name="P7"/>
      <text:p text:style-name="P7"/>
      <text:p text:style-name="P7"/>
      <text:p text:style-name="P10"><text:span text:style-name="T3">3a) </text:span>Se desea realizar un stored procedure que reciba como argumentos el año y mes a facturar, controle si este es el próximo mes a facturar y genere las cuotas de los socios titulares activos sumando los montos por cada socio adherente adjunto a su cuenta. </text:p>
      <text:p text:style-name="P17">El procedimiento deberá devolver un string que contenga dos campos separados por el carácter arroba: </text:p>
      <text:list xml:id="list3602573631" text:style-name="L1">
        <text:list-item>
          <text:p text:style-name="P28">Estado 0 si es condición de éxito o un valor negativo por condición de error, ej -1@Mes facturado el xx-xx-xxxxx. </text:p>
        </text:list-item>
        <text:list-item>
          <text:p text:style-name="P30">Información de feedback, para el caso de condición de éxito deberá devolver la cantidad de filas insertadas, caso contrario la descripción del error. </text:p>
        </text:list-item>
      </text:list>
      <text:p text:style-name="P11"/>
      <text:p text:style-name="P8"><text:tab/><text:a xlink:type="simple" xlink:href="../3a.txt" text:style-name="Internet_20_link" text:visited-style-name="Visited_20_Internet_20_Link"><text:span text:style-name="T3">Script 3a</text:span></text:a></text:p>
      <text:p text:style-name="P8"/>
      <text:p text:style-name="P18"/>
      <text:p text:style-name="P18"/>
      <text:p text:style-name="P24"><text:span text:style-name="T5">3b) </text:span>Genere un stored procedure que identifique una cuota en particular y devuelva una cadena de texto escribiendo en palabras el monto de la misma (EJ: 1500,50 =&gt; ‘MIL QUINIENTOS PESOS CON CINCUENTA CENTAVOS’. </text:p>
      <text:p text:style-name="P24"/>
      <text:p text:style-name="P25"><text:tab/> <text:a xlink:type="simple" xlink:href="../3b.txt" text:style-name="Internet_20_link" text:visited-style-name="Visited_20_Internet_20_Link"><text:span text:style-name="T3">Script 3b</text:span></text:a></text:p>
      <text:p text:style-name="P26"/>
      <text:p text:style-name="P26"/>
      <text:p text:style-name="P26"/>
      <text:p text:style-name="P25"><text:span text:style-name="T5">3c) </text:span>Genere una vista que informe el historial de cuotas con la siguiente información: </text:p>
      <text:list xml:id="list1636056615" text:style-name="L2">
        <text:list-item>
          <text:p text:style-name="P29">Datos personales del titular </text:p>
        </text:list-item>
        <text:list-item>
          <text:p text:style-name="P29">Cantidad de adherentes </text:p>
        </text:list-item>
        <text:list-item>
          <text:p text:style-name="P29">Información completa de la cuota </text:p>
        </text:list-item>
        <text:list-item>
          <text:p text:style-name="P29">Monto de la cuota expresada en palabras (sp anterior) </text:p>
        </text:list-item>
        <text:list-item>
          <text:p text:style-name="P29">Estado de la cuota (Pagada, Activa o vencida) </text:p>
        </text:list-item>
        <text:list-item>
          <text:p text:style-name="P29">Monto de recargo </text:p>
        </text:list-item>
        <text:list-item>
          <text:p text:style-name="P31">Monto becado </text:p>
        </text:list-item>
      </text:list>
      <text:p text:style-name="P27"/>
      <text:p text:style-name="P9"><text:soft-page-break/><text:tab/> <text:a xlink:type="simple" xlink:href="../3c.txt" text:style-name="Internet_20_link" text:visited-style-name="Visited_20_Internet_20_Link"><text:span text:style-name="T3">Script 3c</text:span></text:a></text:p>
      <text:p text:style-name="P12"/>
      <text:p text:style-name="P12"/>
      <text:p text:style-name="P12"/>
      <text:p text:style-name="P13"><text:span text:style-name="T5">3d) </text:span>Genere un stored procedure para persistir los pagos de las cuotas, el mismo deberá realizar los controles y cálculos necesarios. </text:p>
      <text:list xml:id="list3096784706" text:style-name="L3">
        <text:list-item>
          <text:p text:style-name="P32">Utilice un formato de salida como el sp <text:span text:style-name="T5">3a</text:span>.</text:p>
        </text:list-item>
      </text:list>
      <text:p text:style-name="P19"/>
      <text:p text:style-name="P20"><text:tab/> <text:a xlink:type="simple" xlink:href="../3d.txt" text:style-name="Internet_20_link" text:visited-style-name="Visited_20_Internet_20_Link"><text:span text:style-name="T3">Script 3d</text:span></text:a></text:p>
      <text:p text:style-name="P21"/>
      <text:p text:style-name="P21"/>
      <text:p text:style-name="P21"/>
      <text:p text:style-name="P20"><text:span text:style-name="T5">4a) </text:span>R1 debe permitir cumplir con la siguiente regla de negocio "Los conjuntos socios titulares y adherentes son disjuntos (intersección vacía)". </text:p>
      <text:p text:style-name="P20"/>
      <text:p text:style-name="P20"><text:tab/> <text:a xlink:type="simple" xlink:href="../4a.txt" text:style-name="Internet_20_link" text:visited-style-name="Visited_20_Internet_20_Link"><text:span text:style-name="T3">Script 4a</text:span></text:a></text:p>
      <text:p text:style-name="P21"/>
      <text:p text:style-name="P21"/>
      <text:p text:style-name="P21"/>
      <text:p text:style-name="P20"><text:span text:style-name="T5">4b) </text:span>R2, debido a que se desea mantener las cuotas históricas sin depurar esta información, se solicita agregar el atributo redundante saldodeudor que registre el cumulo de cuotas adeudadas de cada socio titular.</text:p>
      <text:p text:style-name="P20"/>
      <text:p text:style-name="P20"><text:tab/> <text:a xlink:type="simple" xlink:href="../4b.txt" text:style-name="Internet_20_link" text:visited-style-name="Visited_20_Internet_20_Link"><text:span text:style-name="T3">Script 4b</text:span></text:a></text:p>
      <text:p text:style-name="P21"/>
      <text:p text:style-name="P21"/>
      <text:p text:style-name="P21"/>
      <text:p text:style-name="P20"><text:span text:style-name="T5">4c) </text:span>R3 se pretende manejar el atributo nro de socio de la tabla socios como autoincremental de tratamiento especial según la siguiente premisa: </text:p>
      <text:list xml:id="list3160885391" text:style-name="L4">
        <text:list-item>
          <text:p text:style-name="P34">Si es la primer fila el nro debe comenzar con 900. </text:p>
        </text:list-item>
        <text:list-item>
          <text:p text:style-name="P34">Si el Insert contiene un valor no nulo en este atributo, este valor no debe existir en la tabla y se debe modificar la secuencia o generador asociado. </text:p>
        </text:list-item>
        <text:list-item>
          <text:p text:style-name="P33">Si el insert viene con nulo en este atributo y ademas existen filas en la tabla debe asignar el próximo nro. </text:p>
        </text:list-item>
      </text:list>
      <text:p text:style-name="P22"/>
      <text:p text:style-name="P22"><text:tab/> <text:a xlink:type="simple" xlink:href="../4c.txt" text:style-name="Internet_20_link" text:visited-style-name="Visited_20_Internet_20_Link"><text:span text:style-name="T3">Script </text:span></text:a><text:a xlink:type="simple" xlink:href="../4c.txt" text:style-name="Internet_20_link" text:visited-style-name="Visited_20_Internet_20_Link">4c</text:a></text:p>
      <text:p text:style-name="P22"/>
      <text:p text:style-name="P22"/>
      <text:p text:style-name="P22"/>
      <text:p text:style-name="P23"><text:span text:style-name="T5">4d) </text:span>R4 Se debe poder modificar el nombre de un socio desde la vista vsocios. </text:p>
      <text:p text:style-name="P22"/>
      <text:p text:style-name="P22"><text:tab/> <text:a xlink:type="simple" xlink:href="../4d.txt" text:style-name="Internet_20_link" text:visited-style-name="Visited_20_Internet_20_Link"><text:span text:style-name="T3">Script </text:span></text:a><text:a xlink:type="simple" xlink:href="../4d.txt" text:style-name="Internet_20_link" text:visited-style-name="Visited_20_Internet_20_Link">4d</text:a></text:p>
      <text:p text:style-name="P22"/>
      <text:p text:style-name="P22"/>
      <text:p text:style-name="P22"/>
      <text:p text:style-name="P23"><text:span text:style-name="T5">4e) </text:span>R5 Se debe manejar un esquema de versionado del domicilio de los socios titulares, teniendo en cuenta la fecha de la actualización y el usuario que realizo la modificación.</text:p>
      <text:p text:style-name="P22"/>
      <text:p text:style-name="P22"><text:tab/> <text:a xlink:type="simple" xlink:href="../4e.txt" text:style-name="Internet_20_link" text:visited-style-name="Visited_20_Internet_20_Link"><text:span text:style-name="T3">Script </text:span></text:a><text:a xlink:type="simple" xlink:href="../4e.txt" text:style-name="Internet_20_link" text:visited-style-name="Visited_20_Internet_20_Link">4e</text:a></text:p>
      <text:p text:style-name="P22"/>
      <text:p text:style-name="P22"><text:soft-page-break/></text:p>
      <text:p text:style-name="P22"/>
      <text:p text:style-name="P23"><text:span text:style-name="T5">4f) </text:span>R6 Se desea tener administración automática de la tabla socios periodos. </text:p>
      <text:p text:style-name="P22"/>
      <text:p text:style-name="P22"><text:tab/> <text:a xlink:type="simple" xlink:href="../4f.txt" text:style-name="Internet_20_link" text:visited-style-name="Visited_20_Internet_20_Link"><text:span text:style-name="T3">Script </text:span></text:a><text:a xlink:type="simple" xlink:href="../4f.txt" text:style-name="Internet_20_link" text:visited-style-name="Visited_20_Internet_20_Link">4f</text:a></text:p>
      <text:p text:style-name="P22"/>
      <text:p text:style-name="P22"/>
      <text:p text:style-name="P22"/>
      <text:p text:style-name="P23"><text:span text:style-name="T5">4g) </text:span>R7 Realice una vista materializada con el punto <text:span text:style-name="T5">3</text:span>c. </text:p>
      <text:p text:style-name="P22"/>
      <text:p text:style-name="P12"><text:tab/> <text:a xlink:type="simple" xlink:href="../4g.txt" text:style-name="Internet_20_link" text:visited-style-name="Visited_20_Internet_20_Link"><text:span text:style-name="T3">Script </text:span></text:a><text:a xlink:type="simple" xlink:href="../4g.txt" text:style-name="Internet_20_link" text:visited-style-name="Visited_20_Internet_20_Link">4g</text:a>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47c0c" officeooo:paragraph-rsid="00047c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55:00</meta:creation-date>
    <dc:date>2019-05-18T13:53:23.876000000</dc:date>
    <meta:editing-duration>PT3H41M50S</meta:editing-duration>
    <meta:editing-cycles>8</meta:editing-cycles>
    <meta:generator>LibreOffice/6.2.3.2$Windows_X86_64 LibreOffice_project/aecc05fe267cc68dde00352a451aa867b3b546ac</meta:generator>
    <dc:title>Trabajo práctico</dc:title>
    <meta:initial-creator>2019</meta:initial-creator>
    <dc:subject>Bases de datos activas</dc:subject>
    <meta:document-statistic meta:table-count="0" meta:image-count="0" meta:object-count="0" meta:page-count="4" meta:paragraph-count="49" meta:word-count="554" meta:character-count="3288" meta:non-whitespace-character-count="2747"/>
  </office:meta>
</office:document-meta>
</file>